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textarea-horizontal-align="justify" draw:textarea-vertical-align="middle" draw:auto-grow-height="false" fo:min-height="18.807cm" fo:min-width="14.74cm"/>
    </style:style>
    <style:style style:name="gr2" style:family="graphic" style:parent-style-name="standard">
      <style:graphic-properties svg:stroke-color="#808080" draw:stroke-linejoin="round" draw:fill-color="#808080" draw:textarea-horizontal-align="justify" draw:textarea-vertical-align="middle" draw:auto-grow-height="false" fo:min-height="5.465cm" fo:min-width="12.2cm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7.688cm" fo:min-width="9.713cm"/>
      <style:paragraph-properties style:writing-mode="lr-tb"/>
    </style:style>
    <style:style style:name="gr4" style:family="graphic" style:parent-style-name="standard">
      <style:graphic-properties draw:fill-color="#800080" draw:textarea-horizontal-align="justify" draw:textarea-vertical-align="middle" draw:auto-grow-height="false" fo:min-height="1.655cm" fo:min-width="2.697cm"/>
      <style:paragraph-properties style:writing-mode="lr-tb"/>
    </style:style>
    <style:style style:name="gr5" style:family="graphic" style:parent-style-name="standard">
      <style:graphic-properties draw:fill-color="#800080" draw:textarea-horizontal-align="justify" draw:textarea-vertical-align="middle" draw:auto-grow-height="false" fo:min-height="1.655cm" fo:min-width="1.4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800080"/>
      <style:paragraph-properties fo:text-align="center"/>
    </style:style>
    <style:style style:name="T1" style:family="text">
      <style:text-properties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9.057cm" svg:x="7.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cm" svg:height="5.715cm" svg:x="8.62cm" svg:y="1.635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213cm" svg:height="7.938cm" svg:x="8.62cm" svg:y="10.842cm">
          <text:p text:style-name="P1">Number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97cm" svg:height="1.905cm" svg:x="8.598cm" svg:y="7.954cm">
          <text:p text:style-name="P1">Clea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6.24cm" svg:y="7.985cm">
          <text:p text:style-name="P1">/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9.415cm" svg:y="7.98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9.502cm" svg:y="10.787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9.569cm" svg:y="13.722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9.591cm" svg:y="16.875cm">
          <text:p text:style-name="P1">=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3.065cm" svg:y="7.985cm">
          <text:p text:style-name="P1"><text:span text:style-name="T1">+/-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0.211cm" svg:y="11.47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3.165cm" svg:y="11.47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5.922cm" svg:y="11.47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0.207cm" svg:y="14.01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3.165cm" svg:y="14.01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5.94cm" svg:y="14.01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9.355cm" svg:y="16.55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1.795cm" svg:y="16.55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4.136cm" svg:y="16.53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05cm" svg:height="1.905cm" svg:x="16.557cm" svg:y="16.55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4T23:01:34.567734943</meta:creation-date>
    <dc:date>2022-02-15T00:37:48.493141991</dc:date>
    <meta:editing-duration>PT54M49S</meta:editing-duration>
    <meta:editing-cycles>4</meta:editing-cycles>
    <meta:generator>LibreOffice/7.1.7.2$Linux_X86_64 LibreOffice_project/10$Build-2</meta:generator>
    <meta:document-statistic meta:object-count="20"/>
  </office:meta>
</office:document-meta>
</file>